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27E000001F5B7B7F4A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" svg:font-family="'Linux Libertine Display'" style:font-adornments="Regular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="Arrow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699cm" svg:height="9.971cm" svg:x="0.001cm" svg:y="0cm">
          <draw:image xlink:href="Pictures/100002010000027E000001F5B7B7F4AF.png" xlink:type="simple" xlink:show="embed" xlink:actuate="onLoad">
            <text:p/>
          </draw:image>
        </draw:frame>
        <draw:line draw:style-name="gr2" draw:text-style-name="P1" draw:layer="layout" svg:x1="1.397cm" svg:y1="0.889cm" svg:x2="0cm" svg:y2="0.889cm">
          <text:p/>
        </draw:line>
        <draw:line draw:style-name="gr2" draw:text-style-name="P1" draw:layer="layout" svg:x1="12.065cm" svg:y1="0.889cm" svg:x2="3.556cm" svg:y2="0.889cm">
          <text:p/>
        </draw:line>
        <draw:frame draw:style-name="gr3" draw:layer="layout" svg:width="0.845cm" svg:height="0.814cm" svg:x="0.308cm" svg:y="1.097cm">
          <draw:text-box>
            <text:p>A</text:p>
          </draw:text-box>
        </draw:frame>
        <draw:frame draw:style-name="gr3" draw:layer="layout" svg:width="0.79cm" svg:height="0.814cm" svg:x="7.309cm" svg:y="1.097cm">
          <draw:text-box>
            <text:p>B</text:p>
          </draw:text-box>
        </draw:frame>
        <draw:line draw:style-name="gr4" draw:text-style-name="P1" draw:layer="layout" svg:x1="1.424cm" svg:y1="0.508cm" svg:x2="1.424cm" svg:y2="9.906cm">
          <text:p/>
        </draw:line>
        <draw:line draw:style-name="gr4" draw:text-style-name="P1" draw:layer="layout" svg:x1="3.424cm" svg:y1="0.508cm" svg:x2="3.424cm" svg:y2="9.906cm">
          <text:p/>
        </draw:line>
        <draw:line draw:style-name="gr4" draw:text-style-name="P1" draw:layer="layout" svg:x1="12.024cm" svg:y1="0.508cm" svg:x2="12.024cm" svg:y2="9.9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nux Libertine Display" svg:font-family="'Linux Libertine Display'" style:font-adornments="Regular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nux Libertine Display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17:57:54.261298099</meta:creation-date>
    <dc:date>2014-03-18T18:14:20.172831498</dc:date>
    <meta:editing-duration>PT14M58S</meta:editing-duration>
    <meta:editing-cycles>6</meta:editing-cycles>
    <meta:generator>LibreOffice/4.1.1.2$Linux_X86_64 LibreOffice_project/7e4286b58adc75a14f6d83f53a03b6c11fa2903</meta:generator>
    <meta:document-statistic meta:object-count="8"/>
  </office:meta>
</office:document-meta>
</file>